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erform following operation using CASSANDRA on library database</text:p>
      <text:p text:style-name="P2"/>
      <text:p text:style-name="P3">1. Create a keyspace library</text:p>
      <text:p text:style-name="Standard"/>
      <text:p text:style-name="Standard">&gt; CREATE KEYSPACE library WITH REPLICATION={</text:p>
      <text:p text:style-name="Standard"><text:tab/>‘class’: ‘SimpleStrategy’,</text:p>
      <text:p text:style-name="Standard"><text:tab/>‘replication_factor’: 3</text:p>
      <text:p text:style-name="Standard">};</text:p>
      <text:p text:style-name="Standard"/>
      <text:p text:style-name="P4">2. Create a column family by<text:s/>name lib_info:</text:p>
      <text:p text:style-name="Standard"/>
      <text:p text:style-name="Standard">&gt; CREATE TABLE lib_info(</text:p>
      <text:p text:style-name="Standard"><text:tab/>sid int,</text:p>
      <text:p text:style-name="Standard"><text:tab/>c_val counter,</text:p>
      <text:p text:style-name="Standard"><text:tab/>sname text,</text:p>
      <text:p text:style-name="Standard"><text:tab/>bname text,</text:p>
      <text:p text:style-name="Standard"><text:tab/>bid int,</text:p>
      <text:p text:style-name="Standard"><text:tab/>doi date,</text:p>
      <text:p text:style-name="Standard"><text:tab/>PRIMARY KEY(sid,sname,bname,bid,doi)</text:p>
      <text:p text:style-name="Standard">);</text:p>
      <text:p text:style-name="Standard"/>
      <text:p text:style-name="Standard">&gt; DESCRIBE lib_info;</text:p>
      <text:p text:style-name="Standard"/>
      <text:p text:style-name="Standard">OUTPUT:</text:p>
      <text:p text:style-name="Standard"/>
      <text:p text:style-name="Standard">CREATE TABLE library.lib_info (</text:p>
      <text:p text:style-name="Standard"><text:s text:c="4"/>sid int,</text:p>
      <text:p text:style-name="Standard"><text:s text:c="4"/>sname text,</text:p>
      <text:p text:style-name="Standard"><text:s text:c="4"/>bname text,</text:p>
      <text:p text:style-name="Standard"><text:s text:c="4"/>bid int,</text:p>
      <text:p text:style-name="Standard"><text:s text:c="4"/>doi date,</text:p>
      <text:p text:style-name="Standard"><text:s text:c="4"/>c_val counter,</text:p>
      <text:p text:style-name="Standard"><text:s text:c="4"/>PRIMARY KEY (sid, sname, bname, bid, doi)</text:p>
      <text:p text:style-name="Standard">) WITH CLUSTERING ORDER BY (sname ASC, bname ASC, bid ASC, doi ASC)</text:p>
      <text:p text:style-name="Standard"><text:s text:c="4"/>AND additional_write_policy = '99p'</text:p>
      <text:p text:style-name="Standard"><text:s text:c="4"/>AND bloom_filter_fp_chance = 0.01</text:p>
      <text:p text:style-name="Standard"><text:s text:c="4"/>AND caching = {'keys': 'ALL', 'rows_per_partition': 'NONE'}</text:p>
      <text:p text:style-name="Standard"><text:s text:c="4"/>AND cdc = false</text:p>
      <text:p text:style-name="Standard"><text:s text:c="4"/>AND comment = ''</text:p>
      <text:p text:style-name="Standard"><text:s text:c="4"/>AND compaction = {'class': 'org.apache.cassandra.db.compaction.SizeTieredCompactionStrategy', 'max_threshold': '32', 'min_threshold': '4'}</text:p>
      <text:p text:style-name="Standard"><text:s text:c="4"/>AND compression = {'chunk_length_in_kb': '16', 'class': 'org.apache.cassandra.io.compress.LZ4Compressor'}</text:p>
      <text:p text:style-name="Standard"><text:s text:c="4"/>AND crc_check_chance = 1.0</text:p>
      <text:p text:style-name="Standard"><text:s text:c="4"/>AND default_time_to_live = 0;</text:p>
      <text:p text:style-name="Standard"/>
      <text:p text:style-name="Standard"/>
      <text:p text:style-name="Standard"/>
      <text:p text:style-name="Standard"/>
      <text:p text:style-name="P5">3) Insert values in batches:</text:p>
      <text:p text:style-name="Standard"/>
      <text:soft-page-break/>
      <text:p text:style-name="Standard">Ans. Not possible to insert (update doesn’t work with<text:s/>batches)</text:p>
      <text:p text:style-name="Standard"/>
      <text:p text:style-name="Standard">ERROR: InvalidRequest: Error from server: code=2200 [Invalid query] message="Cannot include a counter statement in a logged batch"</text:p>
      <text:p text:style-name="Standard"/>
      <text:p text:style-name="Standard">&gt;UPDATE lib_info SET c_val=c_val+1 WHERE sid=110 and sname=’Sharan’ AND bname=’BDA’ AND bid=120 AND doi=’2022-01-27’ ;</text:p>
      <text:p text:style-name="Standard"/>
      <text:p text:style-name="Standard">&gt; UPDATE lib_info SET c_val=c_val+1 WHERE sid=112 and sname=’Varun’ AND bname=’CNS’ AND bid=110 AND doi=’2022-01-27’ ;</text:p>
      <text:p text:style-name="Standard"/>
      <text:p text:style-name="Standard">&gt; UPDATE lib_info SET c_val=c_val+1 WHERE sid=112 and sname=’Varun’ AND bname=’CNS’ AND bid=110 AND doi=’2022-01-27’ ;</text:p>
      <text:p text:style-name="Standard"/>
      <text:p text:style-name="Standard">&gt;<text:s/>SELECT * FROM lib_info;</text:p>
      <text:p text:style-name="Standard"/>
      <text:p text:style-name="Standard">sid | sname <text:s/>| bname | bid | doi <text:s text:c="7"/>| c_val</text:p>
      <text:p text:style-name="Standard">-----+--------+-------+-----+------------+-------</text:p>
      <text:p text:style-name="Standard"><text:s/>110 | Sharan | <text:s text:c="2"/>BDA | 120 | 2022-01-27 | <text:s text:c="4"/>1</text:p>
      <text:p text:style-name="Standard"><text:s/>112 | <text:s/>Varun | <text:s text:c="3"/>CNS | 110 | 2022-01-27 | <text:s text:c="4"/>2</text:p>
      <text:p text:style-name="Standard"/>
      <text:p text:style-name="P6">4. Display details of table and increase counter</text:p>
      <text:p text:style-name="Standard"/>
      <text:p text:style-name="Standard">&gt; SELECT * FROM lib_info;</text:p>
      <text:p text:style-name="Standard"/>
      <text:p text:style-name="Standard">sid | sname <text:s/>| bname | bid | doi <text:s text:c="7"/>| c_val</text:p>
      <text:p text:style-name="Standard">-----+--------+-------+-----+------------+-------</text:p>
      <text:p text:style-name="Standard"><text:s/>110 | Sharan | <text:s text:c="2"/>BDA | 120 | 2022-01-27 | <text:s text:c="4"/>1</text:p>
      <text:p text:style-name="Standard"><text:s/>112 | <text:s/>Varun | <text:s text:c="3"/>CNS | 110 | 2022-01-27 | <text:s text:c="4"/>2</text:p>
      <text:p text:style-name="Standard"/>
      <text:p text:style-name="Standard">&gt;<text:s/>UPDATE lib_info SET c_val=c_val+1 WHERE sid=112 and sname=’Varun’ AND bname=’CNS’ AND bid=110 AND doi=’2022-01-27’ ;</text:p>
      <text:p text:style-name="Standard"/>
      <text:p text:style-name="Standard">&gt; SELECT * FROM lib_info;</text:p>
      <text:p text:style-name="Standard"/>
      <text:p text:style-name="Standard">sid | sname <text:s/>| bname | bid | doi <text:s text:c="7"/>| c_val</text:p>
      <text:p text:style-name="Standard">-----+--------+-------+-----+------------+-------</text:p>
      <text:p text:style-name="Standard"><text:s/>110 | Sharan | <text:s text:c="2"/>BDA | 120 | 2022-01-27 | <text:s text:c="4"/>1</text:p>
      <text:p text:style-name="Standard"><text:s/>112 | <text:s/>Varun | <text:s text:c="3"/>CNS | 110 | 2022-01-27 | <text:s text:c="4"/>3</text:p>
      <text:p text:style-name="Standard"/>
      <text:p text:style-name="P7">5. Write a query to show student with id 112 has taken CNS 2 times</text:p>
      <text:p text:style-name="Standard">&gt; SELECT * FROM lib_info WHERE sid=112 AND c_val&gt;=2 AND sname='Karan' AND bname='CNS' AND bid=110 AND<text:s/>doi='2022-01-27' ALLOW FILTERING;</text:p>
      <text:p text:style-name="Standard"/>
      <text:p text:style-name="Standard">sid | sname <text:s/>| bname | bid | doi <text:s text:c="7"/>| c_val</text:p>
      <text:p text:style-name="Standard">-----+--------+-------+-----+------------+-------</text:p>
      <text:p text:style-name="Standard"><text:s/>112 | <text:s/>Varun | <text:s text:c="3"/>CNS | 110 | 2022-01-27 | <text:s text:c="4"/>3</text:p>
      <text:p text:style-name="Standard"/>
      <text:p text:style-name="Standard"/>
      <text:p text:style-name="Standard"/>
      <text:p text:style-name="P8">6. Export created column family to csv file</text:p>
      <text:p text:style-name="Standard"/>
      <text:soft-page-break/>
      <text:p text:style-name="Standard">&gt; COPY lib_info(sid,sname,c_val,bid,bname,doi) TO ‘./lib.csv’;</text:p>
      <text:p text:style-name="Standard"/>
      <text:p text:style-name="Standard">Using 1 child processes</text:p>
      <text:p text:style-name="Standard"/>
      <text:p text:style-name="Standard">Starting copy of library.lib_info with columns [sid, sname, c_val, bid, bname, doi].</text:p>
      <text:p text:style-name="Standard">Processed: 2 rows; Rate: <text:s text:c="5"/>11 rows/s; Avg. rate: <text:s text:c="6"/>3 rows/s</text:p>
      <text:p text:style-name="Standard">2 rows exported to 1 files in 0.827 seconds.</text:p>
      <text:p text:style-name="Standard"/>
      <text:p text:style-name="P9">7. Import csv dataset from local FS to cassandra</text:p>
      <text:p text:style-name="Standard"/>
      <text:p text:style-name="Standard">&gt; COPY lib_info(sid,sname,c_val,bid,bname,doi) FROM ‘./lib.csv’;</text:p>
      <text:p text:style-name="Standard">Using 1 child processes</text:p>
      <text:p text:style-name="Standard"/>
      <text:p text:style-name="Standard">Starting copy of library.lib_info with columns [sid, sname, c_val, bid, bname, doi].</text:p>
      <text:p text:style-name="Standard">Processed: 2 rows;<text:s/>Rate: <text:s text:c="6"/>1 rows/s; Avg. rate: <text:s text:c="6"/>1 rows/s</text:p>
      <text:p text:style-name="Standard">2 rows imported from 1 files in 0 day, 0 hour, 0 minute, and 1.400 seconds (0 skipped).</text:p>
      <text:p text:style-name="Standard"/>
      <text:p text:style-name="Standard">&gt; SELECT * FROM LIB_INFO;</text:p>
      <text:p text:style-name="Standard">sid | sname <text:s/>| bname | bid | doi <text:s text:c="7"/>| c_val</text:p>
      <text:p text:style-name="Standard">-----+--------+-------+-----+------------+-------</text:p>
      <text:p text:style-name="Standard"><text:s/>110 | Sharan | <text:s text:c="2"/>BDA | 120 | 2022-01-27 | <text:s text:c="4"/>2</text:p>
      <text:p text:style-name="Standard"><text:s/>112 | <text:s/>Varun | <text:s text:c="3"/>CNS | 110 | 2022-01-27 | <text:s text:c="4"/>6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rma Ji</meta:initial-creator>
    <dc:creator>Shashank Sharma</dc:creator>
    <meta:creation-date>2022-06-16T14:24:00Z</meta:creation-date>
    <dc:date>2022-06-16T14:24:00Z</dc:date>
    <meta:template xlink:href="Normal" xlink:type="simple"/>
    <meta:editing-cycles>2</meta:editing-cycles>
    <meta:editing-duration>PT60S</meta:editing-duration>
    <meta:document-statistic meta:page-count="3" meta:paragraph-count="7" meta:word-count="578" meta:character-count="3871" meta:row-count="27" meta:non-whitespace-character-count="3300"/>
  </office:meta>
</office:document-meta>
</file>